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DejaVu Sans'" style:font-family-asian="'DejaVu Sans'" style:font-family-complex="'DejaVu Sans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DejaVu Sans'" style:font-family-asian="'DejaVu Sans'" style:font-family-complex="'DejaVu Sans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DejaVu Sans'" style:font-family-asian="'DejaVu Sans'" style:font-family-complex="'DejaVu Sans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DejaVu Sans'" style:font-family-asian="'DejaVu Sans'" style:font-family-complex="'DejaVu Sans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DejaVu Sans'" style:font-family-asian="'DejaVu Sans'" style:font-family-complex="'DejaVu Sans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41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 fo:font-style="italic"/>
    </style:style>
    <style:style style:name="T42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DejaVu Sans'" style:font-family-asian="'DejaVu Sans'" style:font-family-complex="'DejaVu Sans'" fo:background-color="transparent" style:use-window-font-color="true"/>
    </style:style>
    <style:style style:name="T5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DejaVu Sans'" style:font-family-asian="'DejaVu Sans'" style:font-family-complex="'DejaVu Sans'" fo:background-color="transparent" style:use-window-font-color="true"/>
    </style:style>
    <style:style style:name="T8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85.05pt" fo:text-indent="0.00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50.00%" fo:text-align="center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50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50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1" style:family="paragraph">
      <style:paragraph-properties fo:line-height="100.00%" fo:text-align="left" fo:margin-left="2.70pt" fo:text-indent="-2.70pt">
        <style:tab-stops>
          <style:tab-stop style:position="50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2" style:family="paragraph">
      <style:paragraph-properties fo:line-height="100.00%" fo:text-align="right"/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50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6" style:family="paragraph">
      <style:paragraph-properties fo:line-height="100.00%" fo:text-align="left" fo:margin-left="2.70pt" fo:text-indent="-2.70pt">
        <style:tab-stops>
          <style:tab-stop style:position="50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" style:family="paragraph">
      <style:paragraph-properties fo:line-height="100.00%" fo:text-align="righ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50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1" style:family="paragraph">
      <style:paragraph-properties fo:line-height="150.00%" fo:text-align="justify"/>
    </style:style>
    <style:style style:name="P22" style:family="paragraph">
      <style:paragraph-properties fo:line-height="150.00%" fo:text-align="justify" fo:margin-left="0.00pt" fo:text-indent="42.50pt"/>
    </style:style>
    <style:style style:name="P23" style:family="paragraph">
      <style:paragraph-properties fo:line-height="150.00%" fo:text-align="center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50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50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7" style:family="paragraph">
      <style:paragraph-properties fo:line-height="100.00%" fo:text-align="left" fo:margin-left="2.70pt" fo:text-indent="-2.70pt">
        <style:tab-stops>
          <style:tab-stop style:position="50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28" style:family="paragraph">
      <style:paragraph-properties fo:line-height="100.00%" fo:text-align="right"/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50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32" style:family="paragraph">
      <style:paragraph-properties fo:line-height="100.00%" fo:text-align="right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50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36" style:family="paragraph">
      <style:paragraph-properties fo:line-height="150.00%" fo:text-align="justify"/>
    </style:style>
    <style:style style:name="P37" style:family="paragraph">
      <style:paragraph-properties fo:line-height="150.00%" fo:text-align="justify" fo:margin-left="0.00pt" fo:text-indent="42.50p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136.15pt"/>
          <style:tab-stop style:position="26311.80pt"/>
        </style:tab-stops>
      </style:paragraph-properties>
    </style:style>
    <style:style style:name="P39" style:family="paragraph">
      <style:paragraph-properties fo:line-height="100.00%" fo:text-align="justify">
        <style:tab-stops>
          <style:tab-stop style:position="18.00pt"/>
        </style:tab-stops>
      </style:paragraph-properties>
    </style:style>
    <style:style style:name="P40" style:family="paragraph">
      <style:paragraph-properties fo:line-height="100.00%" fo:text-align="left" fo:margin-left="5.40pt" fo:text-indent="-5.40pt">
        <style:tab-stops>
          <style:tab-stop style:position="136.15pt"/>
          <style:tab-stop style:position="26311.80pt"/>
        </style:tab-stops>
      </style:paragraph-properties>
    </style:style>
    <style:style style:name="P41" style:family="paragraph">
      <style:paragraph-properties fo:line-height="100.00%" fo:text-align="justify">
        <style:tab-stops>
          <style:tab-stop style:position="18.00pt"/>
        </style:tab-stops>
      </style:paragraph-properties>
    </style:style>
    <style:style style:name="P42" style:family="paragraph">
      <style:paragraph-properties fo:line-height="100.00%" fo:text-align="left" fo:margin-left="5.40pt" fo:text-indent="-5.40pt">
        <style:tab-stops>
          <style:tab-stop style:position="136.15pt"/>
          <style:tab-stop style:position="26311.80pt"/>
        </style:tab-stops>
      </style:paragraph-properties>
    </style:style>
    <style:style style:name="P43" style:family="paragraph">
      <style:paragraph-properties fo:line-height="100.00%" fo:text-align="justify">
        <style:tab-stops>
          <style:tab-stop style:position="18.00pt"/>
        </style:tab-stops>
      </style:paragraph-properties>
    </style:style>
    <style:style style:name="P44" style:family="paragraph">
      <style:paragraph-properties fo:line-height="100.00%" fo:text-align="left" fo:margin-left="5.40pt" fo:text-indent="-5.40pt">
        <style:tab-stops>
          <style:tab-stop style:position="136.15pt"/>
          <style:tab-stop style:position="26311.80pt"/>
        </style:tab-stops>
      </style:paragraph-properties>
    </style:style>
    <style:style style:name="P45" style:family="paragraph">
      <style:paragraph-properties fo:line-height="100.00%" fo:text-align="justify">
        <style:tab-stops>
          <style:tab-stop style:position="18.00pt"/>
        </style:tab-stops>
      </style:paragraph-properties>
    </style:style>
    <style:style style:name="P46" style:family="paragraph">
      <style:paragraph-properties fo:line-height="100.00%" fo:text-align="left" fo:margin-left="5.40pt" fo:text-indent="-5.40pt">
        <style:tab-stops>
          <style:tab-stop style:position="136.15pt"/>
          <style:tab-stop style:position="26311.80pt"/>
        </style:tab-stops>
      </style:paragraph-properties>
    </style:style>
    <style:style style:name="P47" style:family="paragraph">
      <style:paragraph-properties fo:line-height="100.00%" fo:text-align="justify">
        <style:tab-stops>
          <style:tab-stop style:position="18.00pt"/>
        </style:tab-stops>
      </style:paragraph-properties>
    </style:style>
    <style:style style:name="P48" style:family="paragraph">
      <style:paragraph-properties fo:line-height="100.00%" fo:text-align="left" fo:margin-left="5.40pt" fo:text-indent="-5.40pt">
        <style:tab-stops>
          <style:tab-stop style:position="136.15pt"/>
          <style:tab-stop style:position="26311.80pt"/>
        </style:tab-stops>
      </style:paragraph-properties>
    </style:style>
    <style:style style:name="P49" style:family="paragraph">
      <style:paragraph-properties fo:line-height="100.00%" fo:text-align="left" fo:margin-left="5.40pt" fo:text-indent="-5.40pt">
        <style:tab-stops>
          <style:tab-stop style:position="136.15pt"/>
          <style:tab-stop style:position="26311.80pt"/>
        </style:tab-stops>
      </style:paragraph-properties>
    </style:style>
    <style:style style:name="P50" style:family="paragraph">
      <style:paragraph-properties fo:line-height="100.00%" fo:text-align="justify">
        <style:tab-stops>
          <style:tab-stop style:position="18.00pt"/>
        </style:tab-stops>
      </style:paragraph-properties>
    </style:style>
    <style:style style:name="P51" style:family="paragraph">
      <style:paragraph-properties fo:line-height="100.00%" fo:text-align="left" fo:margin-left="5.40pt" fo:text-indent="-5.40pt">
        <style:tab-stops>
          <style:tab-stop style:position="136.15pt"/>
          <style:tab-stop style:position="26311.80pt"/>
        </style:tab-stops>
      </style:paragraph-properties>
    </style:style>
    <style:style style:name="P52" style:family="paragraph">
      <style:paragraph-properties fo:line-height="150.00%" fo:text-align="justify" fo:margin-left="0.00pt" fo:text-indent="42.50p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92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left" fo:margin-left="2.70pt" fo:text-indent="-2.70pt">
        <style:tab-stops>
          <style:tab-stop style:position="92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56" style:family="paragraph">
      <style:paragraph-properties fo:line-height="100.00%" fo:text-align="left" fo:margin-left="2.70pt" fo:text-indent="-2.70pt">
        <style:tab-stops>
          <style:tab-stop style:position="92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justify"/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92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1" style:family="paragraph">
      <style:paragraph-properties fo:line-height="100.00%" fo:text-align="center"/>
    </style:style>
    <style:style style:name="P62" style:family="paragraph">
      <style:paragraph-properties fo:line-height="100.00%" fo:text-align="justify"/>
    </style:style>
    <style:style style:name="P63" style:family="paragraph">
      <style:paragraph-properties fo:line-height="100.00%" fo:text-align="center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92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5" style:family="paragraph">
      <style:paragraph-properties fo:line-height="100.00%" fo:text-align="center"/>
    </style:style>
    <style:style style:name="P66" style:family="paragraph">
      <style:paragraph-properties fo:line-height="100.00%" fo:text-align="justify"/>
    </style:style>
    <style:style style:name="P67" style:family="paragraph">
      <style:paragraph-properties fo:line-height="100.00%" fo:text-align="center"/>
    </style:style>
    <style:style style:name="P68" style:family="paragraph">
      <style:paragraph-properties fo:line-height="100.00%" fo:text-align="left" fo:margin-left="2.70pt" fo:text-indent="-2.70pt">
        <style:tab-stops>
          <style:tab-stop style:position="92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69" style:family="paragraph">
      <style:paragraph-properties fo:line-height="100.00%" fo:text-align="center"/>
    </style:style>
    <style:style style:name="P70" style:family="paragraph">
      <style:paragraph-properties fo:line-height="100.00%" fo:text-align="justify"/>
    </style:style>
    <style:style style:name="P71" style:family="paragraph">
      <style:paragraph-properties fo:line-height="100.00%" fo:text-align="center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92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3" style:family="paragraph">
      <style:paragraph-properties fo:line-height="100.00%" fo:text-align="center"/>
    </style:style>
    <style:style style:name="P74" style:family="paragraph">
      <style:paragraph-properties fo:line-height="100.00%" fo:text-align="justify"/>
    </style:style>
    <style:style style:name="P75" style:family="paragraph">
      <style:paragraph-properties fo:line-height="100.00%" fo:text-align="center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92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77" style:family="paragraph">
      <style:paragraph-properties fo:line-height="100.00%" fo:text-align="center"/>
    </style:style>
    <style:style style:name="P78" style:family="paragraph">
      <style:paragraph-properties fo:line-height="100.00%" fo:text-align="justify"/>
    </style:style>
    <style:style style:name="P79" style:family="paragraph">
      <style:paragraph-properties fo:line-height="100.00%" fo:text-align="center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92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81" style:family="paragraph">
      <style:paragraph-properties fo:line-height="150.00%" fo:text-align="justify"/>
    </style:style>
    <style:style style:name="P82" style:family="paragraph">
      <style:paragraph-properties fo:line-height="150.00%" fo:text-align="justify" fo:margin-left="0.00pt" fo:text-indent="42.50pt"/>
    </style:style>
    <style:style style:name="TableColumn0100" style:family="table-column">
      <style:table-column-properties style:column-width="0.742361in"/>
    </style:style>
    <style:style style:name="TableColumn0101" style:family="table-column">
      <style:table-column-properties style:column-width="1.067361in"/>
    </style:style>
    <style:style style:name="TableColumn0102" style:family="table-column">
      <style:table-column-properties style:column-width="1.302083in"/>
    </style:style>
    <style:style style:name="TableColumn0103" style:family="table-column">
      <style:table-column-properties style:column-width="3.581250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 style:min-row-height="0.166667in"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0.742361in"/>
    </style:style>
    <style:style style:name="TableColumn0201" style:family="table-column">
      <style:table-column-properties style:column-width="3.385417in"/>
    </style:style>
    <style:style style:name="TableColumn0202" style:family="table-column">
      <style:table-column-properties style:column-width="1.458333in"/>
    </style:style>
    <style:style style:name="TableColumn0203" style:family="table-column">
      <style:table-column-properties style:column-width="1.106944in"/>
    </style:style>
    <style:style style:name="Table02" style:family="table">
      <style:table-properties style:width="6.693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965972in"/>
    </style:style>
    <style:style style:name="TableColumn0301" style:family="table-column">
      <style:table-column-properties style:column-width="3.617361in"/>
    </style:style>
    <style:style style:name="Table03" style:family="table">
      <style:table-properties style:width="5.583333in" fo:margin-left="0.000000in" style:writing-mode="lr" table:align="left" style:may-break-between-rows="true"/>
    </style:style>
    <style:style style:name="TableRow0300" style:family="table-row">
      <style:table-row-properties style:min-row-height="0.186806in"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301" style:family="table-row">
      <style:table-row-properties style:min-row-height="0.186806in"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302" style:family="table-row">
      <style:table-row-properties style:min-row-height="0.186806in"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303" style:family="table-row">
      <style:table-row-properties style:min-row-height="0.186806in"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304" style:family="table-row">
      <style:table-row-properties style:min-row-height="0.186806in"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305" style:family="table-row">
      <style:table-row-properties style:min-row-height="0.197917in"/>
    </style:style>
    <style:style style:name="TableCell03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3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olumn0400" style:family="table-column">
      <style:table-column-properties style:column-width="1.325694in"/>
    </style:style>
    <style:style style:name="TableColumn0401" style:family="table-column">
      <style:table-column-properties style:column-width="1.500000in"/>
    </style:style>
    <style:style style:name="TableColumn0402" style:family="table-column">
      <style:table-column-properties style:column-width="3.322917in"/>
    </style:style>
    <style:style style:name="TableColumn0403" style:family="table-column">
      <style:table-column-properties style:column-width="0.190972in"/>
    </style:style>
    <style:style style:name="Table04" style:family="table">
      <style:table-properties style:width="6.339583in" fo:margin-left="0.000000in" style:writing-mode="lr" table:align="left" style:may-break-between-rows="true"/>
    </style:style>
    <style:style style:name="TableRow0400" style:family="table-row">
      <style:table-row-properties style:min-row-height="0.187500in"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draw:frame text:anchor-type="as-char" svg:width="27.25mm" svg:height="21.70mm" style:rel-width="scale" style:rel-height="scale"><draw:object-ole xlink:href="OleObj1"/><draw:image xlink:href="ObjectReplacements/OleObj1"/></draw:frame><text:span text:style-name="T2">AMF - Faculdade Antônio Meneghetti</text:span></text:p>
      <text:p text:style-name="P1"><text:span text:style-name="T2">Curso de Sistemas de Informação</text:span></text:p>
      <text:p text:style-name="P1"><text:span text:style-name="T2">Gestão de Qualidade de Software</text:span></text:p>
      <text:p text:style-name="P1"><text:span text:style-name="T2">Professor: Rafael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3"/></text:p>
      <text:p text:style-name="P2"><text:span text:style-name="T4">Documento de visão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3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6"><text:tab/></text:span></text:p>
      <text:p text:style-name="P6"><text:span text:style-name="T6">Santa Maria, 13 de março de 2018</text:span></text:p>
      <text:p text:style-name="P6"><text:span text:style-name="T7"/></text:p>
      <text:p text:style-name="P7"><text:span text:style-name="T8">Lista de revisão</text:span></text:p>
      <text:p text:style-name="P7"><text:span text:style-name="T9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9"><text:span text:style-name="T10">Revisão</text:span><text:span text:style-name="T11"/></text:p>
          </table:table-cell>
          <table:table-cell table:style-name="TableCell010001">
            <text:p text:style-name="P9"><text:span text:style-name="T12">Data</text:span><text:span text:style-name="T13"/></text:p>
          </table:table-cell>
          <table:table-cell table:style-name="TableCell010002">
            <text:p text:style-name="P9"><text:span text:style-name="T14">Autor</text:span><text:span text:style-name="T15"/></text:p>
          </table:table-cell>
          <table:table-cell table:style-name="TableCell010003">
            <text:p text:style-name="P9"><text:span text:style-name="T16">Comentário</text:span><text:span text:style-name="T17"/></text:p>
          </table:table-cell>
        </table:table-row>
        <table:table-row table:style-name="TableRow0101">
          <table:table-cell table:style-name="TableCell010100">
            <text:p text:style-name="P12"><text:span text:style-name="T18">0.1</text:span><text:span text:style-name="T19"/></text:p>
          </table:table-cell>
          <table:table-cell table:style-name="TableCell010101">
            <text:p text:style-name="P13"><text:span text:style-name="T20">13/03/2018</text:span><text:span text:style-name="T21"/></text:p>
          </table:table-cell>
          <table:table-cell table:style-name="TableCell010102">
            <text:p text:style-name="P14"><text:span text:style-name="T22">Diego</text:span><text:span text:style-name="T23"/></text:p>
          </table:table-cell>
          <table:table-cell table:style-name="TableCell010103">
            <text:p text:style-name="P14"><text:span text:style-name="T24">Primeiro esboço do projeto</text:span><text:span text:style-name="T25"/></text:p>
          </table:table-cell>
        </table:table-row>
        <table:table-row table:style-name="TableRow0102">
          <table:table-cell table:style-name="TableCell010200">
            <text:p text:style-name="P17"><text:span text:style-name="T25"/></text:p>
          </table:table-cell>
          <table:table-cell table:style-name="TableCell010201">
            <text:p text:style-name="P18"><text:span text:style-name="T25"/></text:p>
          </table:table-cell>
          <table:table-cell table:style-name="TableCell010202">
            <text:p text:style-name="P19"><text:span text:style-name="T25"/></text:p>
          </table:table-cell>
          <table:table-cell table:style-name="TableCell010203">
            <text:p text:style-name="P19"><text:span text:style-name="T25"/></text:p>
          </table:table-cell>
        </table:table-row>
      </table:table>
      <text:p text:style-name="P21"><text:span text:style-name="T25"/></text:p>
      <text:p text:style-name="P22"><text:span text:style-name="T25"/></text:p>
      <text:p text:style-name="P23"><text:span text:style-name="T26">Tabela de aprovação</text:span></text:p>
      <text:p text:style-name="P23"><text:span text:style-name="T27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25"><text:span text:style-name="T28">Versão</text:span><text:span text:style-name="T29"/></text:p>
          </table:table-cell>
          <table:table-cell table:style-name="TableCell020001">
            <text:p text:style-name="P25"><text:span text:style-name="T30">Comentário</text:span><text:span text:style-name="T31"/></text:p>
          </table:table-cell>
          <table:table-cell table:style-name="TableCell020002">
            <text:p text:style-name="P25"><text:span text:style-name="T32">Responsável</text:span><text:span text:style-name="T33"/></text:p>
          </table:table-cell>
          <table:table-cell table:style-name="TableCell020003">
            <text:p text:style-name="P25"><text:span text:style-name="T34">Data</text:span><text:span text:style-name="T35"/></text:p>
          </table:table-cell>
        </table:table-row>
        <table:table-row table:style-name="TableRow0201">
          <table:table-cell table:style-name="TableCell020100">
            <text:p text:style-name="P28"><text:span text:style-name="T35"/></text:p>
          </table:table-cell>
          <table:table-cell table:style-name="TableCell020101">
            <text:p text:style-name="P29"><text:span text:style-name="T35"/></text:p>
          </table:table-cell>
          <table:table-cell table:style-name="TableCell020102">
            <text:p text:style-name="P29"><text:span text:style-name="T35"/></text:p>
          </table:table-cell>
          <table:table-cell table:style-name="TableCell020103">
            <text:p text:style-name="P30"><text:span text:style-name="T35"/></text:p>
          </table:table-cell>
        </table:table-row>
        <table:table-row table:style-name="TableRow0202">
          <table:table-cell table:style-name="TableCell020200">
            <text:p text:style-name="P32"><text:span text:style-name="T35"/></text:p>
          </table:table-cell>
          <table:table-cell table:style-name="TableCell020201">
            <text:p text:style-name="P33"><text:span text:style-name="T35"/></text:p>
          </table:table-cell>
          <table:table-cell table:style-name="TableCell020202">
            <text:p text:style-name="P33"><text:span text:style-name="T35"/></text:p>
          </table:table-cell>
          <table:table-cell table:style-name="TableCell020203">
            <text:p text:style-name="P34"><text:span text:style-name="T35"/></text:p>
          </table:table-cell>
        </table:table-row>
      </table:table>
      <text:p text:style-name="P36"><text:span text:style-name="T35"/></text:p>
      <text:p text:style-name="P37"><text:span text:style-name="T35"/></text:p>
      <text:p text:style-name="P37"><text:span text:style-name="T35"/></text:p>
      <text:p text:style-name="P37"><text:span text:style-name="T36">Sumário</text:span></text:p>
      <text:p text:style-name="P37"><text:span text:style-name="T36">1. Introdução</text:span></text:p>
      <text:p text:style-name="P37"><text:span text:style-name="T36">O propósito deste é a elaboração da documentação, seguindo os padrões da Gestão da Qualidade de Software (GQS), do sistema de cadastro para o calendário do aplicativo para dispositivos móveis da instituição Antônio Meneghetti Faculdade (AMF).</text:span></text:p>
      <text:p text:style-name="P37"><text:span text:style-name="T36">A qualidade de um produto hoje tem importância fundamental para disputar a concorrência com as empresas do ramo. A qualidade hoje é um pré-requisito para as empresas que querem estar sempre no mercado de forma ativa. Embora a ideia de qualidade possa parecer um tanto intuitiva e de pouca complexidade, quando estudada com mais atenção, podemos ver que é algo que exige além do que imaginado. (PRESSMAN, Roger S., 1995).</text:span></text:p>
      <text:p text:style-name="P37"><text:span text:style-name="T36">Um software sem qualidade pode ocasionar erros catastróficos e de grande custo de manutenção para as empresas de softwares. A qualidade de hoje é a grande motivadora em todas as áreas, todos querem receber e fornecer produtos com qualidade. Um software de qualidade tem impacto sobre milhares de pessoas, pois ele poderá disponibilizar serviços essenciais, irá gerar competitividade entre empresas e etc. (PRESSMAN, Roger S., 1995).</text:span></text:p>
      <text:p text:style-name="P37"><text:span text:style-name="T36">Com isso, a qualidade de um software está principalmente ligada aos requisitos solicitados pelo cliente e em conformidade as regras de desenvolvimento. Existem inúmeros conceitos que nos auxiliam a manter a qualidade do software, esses conceitos serão abordados durante o desenvolvimento desse projeto.</text:span></text:p>
      <text:p text:style-name="P37"><text:span text:style-name="T37"/></text:p>
      <text:p text:style-name="P37"><text:span text:style-name="T37"/></text:p>
      <text:p text:style-name="P37"><text:span text:style-name="T38">Escopo</text:span></text:p>
      <text:p text:style-name="P37"><text:span text:style-name="T38">O escopo principal deste documento é voltado a equipe desenvolvedora do projeto. Todos os envolvidos são responsáveis pela documentação, desenvolvimento da aplicação e relato dos resultados, monitorando o progresso do projeto e testes da qualidade.</text:span></text:p>
      <text:p text:style-name="P37"><text:span text:style-name="T39"/></text:p>
      <text:p text:style-name="P37"><text:span text:style-name="T40">Contexto</text:span></text:p>
      <text:p text:style-name="P37"><text:span text:style-name="T40">Com o crescimento da instituição, tanto em número de pessoas como de eventos, tornou-se fundamental ter um canal de divulgação destes eventos e, aliado a disciplina GQS, será aprimorado o desenvolvimento do aplicativo que provê o cadastro, sendo desenvolvido uma nova aplicação na plataforma<text:s/></text:span><text:span text:style-name="T41">web</text:span><text:span text:style-name="T42"><text:s/>contemplando todas as funcionalidades já existentes e as melhorias detectadas através do estudo aprimorado na disciplina GQS.</text:span></text:p>
      <text:p text:style-name="P37"><text:span text:style-name="T43"/></text:p>
      <text:p text:style-name="P37"><text:span text:style-name="T44">Objetivos do projeto</text:span></text:p>
      <text:p text:style-name="P37"><text:span text:style-name="T44">O aplicativo tem por finalidade realizar o cadastro de tipos de eventos, cursos e eventos no calendário utilizado no aplicativo para dispositivos móveis da AMF.</text:span></text:p>
      <text:p text:style-name="P37"><text:span text:style-name="T44">Portanto, irá auxiliar os alunos da instituição Antônio Meneghetti Faculdade quanto a conhecimento sobre eventos a serem realizados dentro da instituição, no<text:s text:c="2"/>aplicativo, administradores poderão realizar o cadastro de eventos, assim os demais alunos com o aplicativo instalado em seu smartphone, tablet, etc, poderão ter o conhecimento desses eventos a serem realizados, assim como uma breve descrição de cada.</text:span></text:p>
      <text:p text:style-name="P37"><text:span text:style-name="T44">No aplicativo também existirá um calendário de notificação aos alunos, onde nele será marcado os eventos em suas respectivas datas, com isso o aluno poderá escolher eventos de sua conivência e poderá reservá-los, assim sendo notificados anteriormente sobre a realização do evento.</text:span></text:p>
      <text:p text:style-name="P37"><text:span text:style-name="T45"/></text:p>
      <text:p text:style-name="P37"><text:span text:style-name="T45"/></text:p>
      <text:p text:style-name="P37"><text:span text:style-name="T46">Objetivos da arquitetura</text:span></text:p>
      <text:p text:style-name="P37"><text:span text:style-name="T46">Vem de encontro a interface, estrutura, organização estrutural do projeto de forma superficial.</text:span></text:p>
      <text:p text:style-name="P37"><text:span text:style-name="T47"/></text:p>
      <text:p text:style-name="P37"><text:span text:style-name="T48">Requisitos técnicos</text:span></text:p>
      <text:p text:style-name="P37"><text:span text:style-name="T49">Ver onde hospedar, linguagem, banco, link, </text:span></text:p>
      <text:p text:style-name="P37"><text:span text:style-name="T50">- Hospedagem Banco de dados - Andrêves </text:span></text:p>
      <text:p text:style-name="P37"><text:span text:style-name="T5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9"><text:span text:style-name="T52">Ferramenta</text:span><text:span text:style-name="T53"/></text:p>
          </table:table-cell>
          <table:table-cell table:style-name="TableCell030001">
            <text:p text:style-name="P39"><text:span text:style-name="T54">Ferramenta Utilizada</text:span><text:span text:style-name="T55"/></text:p>
          </table:table-cell>
        </table:table-row>
        <table:table-row table:style-name="TableRow0301">
          <table:table-cell table:style-name="TableCell030100">
            <text:p text:style-name="P41"><text:span text:style-name="T56">Repositório</text:span><text:span text:style-name="T57"/></text:p>
          </table:table-cell>
          <table:table-cell table:style-name="TableCell030101">
            <text:p text:style-name="P41"><text:span text:style-name="T58">GitHub</text:span><text:span text:style-name="T59"/></text:p>
          </table:table-cell>
        </table:table-row>
        <table:table-row table:style-name="TableRow0302">
          <table:table-cell table:style-name="TableCell030200">
            <text:p text:style-name="P43"><text:span text:style-name="T60">Banco de Dados</text:span><text:span text:style-name="T61"/></text:p>
          </table:table-cell>
          <table:table-cell table:style-name="TableCell030201">
            <text:p text:style-name="P43"><text:span text:style-name="T62">My SQL</text:span><text:span text:style-name="T63"/></text:p>
          </table:table-cell>
        </table:table-row>
        <table:table-row table:style-name="TableRow0303">
          <table:table-cell table:style-name="TableCell030300">
            <text:p text:style-name="P45"><text:span text:style-name="T64">Linguagens</text:span><text:span text:style-name="T65"/></text:p>
          </table:table-cell>
          <table:table-cell table:style-name="TableCell030301">
            <text:p text:style-name="P45"><text:span text:style-name="T66">PHP, HTML, JavaScript, CSS e JSON</text:span><text:span text:style-name="T67"/></text:p>
          </table:table-cell>
        </table:table-row>
        <table:table-row table:style-name="TableRow0304">
          <table:table-cell table:style-name="TableCell030400">
            <text:p text:style-name="P47"><text:span text:style-name="T68">Framework</text:span><text:span text:style-name="T69"/></text:p>
          </table:table-cell>
          <table:table-cell table:style-name="TableCell030401">
            <text:p text:style-name="P47"><text:span text:style-name="T70">BootStrap, JQuery</text:span><text:span text:style-name="T71"/></text:p>
          </table:table-cell>
        </table:table-row>
        <table:table-row table:style-name="TableRow0305">
          <table:table-cell table:style-name="TableCell030500">
            <text:p text:style-name="P50"><text:span text:style-name="T72">IDE</text:span><text:span text:style-name="T73"/></text:p>
          </table:table-cell>
          <table:table-cell table:style-name="TableCell030501">
            <text:p text:style-name="P50"><text:span text:style-name="T74">Visual Studio Code</text:span><text:span text:style-name="T75"/></text:p>
          </table:table-cell>
        </table:table-row>
      </table:table>
      <text:p text:style-name="P52"><text:span text:style-name="T75"/></text:p>
      <text:p text:style-name="P52"><text:span text:style-name="T75"/></text:p>
      <text:p text:style-name="P52"><text:span text:style-name="T75"/></text:p>
      <text:p text:style-name="P52"><text:span text:style-name="T76">Requisitos do projeto</text:span></text:p>
      <text:p text:style-name="P52"><text:span text:style-name="T76">Vamos pensar um pouco….</text:span></text:p>
      <text:p text:style-name="P52"><text:span text:style-name="T77"/></text:p>
      <text:p text:style-name="P52"><text:span text:style-name="T77"/></text:p>
      <text:p text:style-name="P52"><text:span text:style-name="T78">2. Documentação de referência para fazer o projeto</text:span></text:p>
      <text:p text:style-name="P52"><text:span text:style-name="T79">Estudar as normas e citá-las aqui</text:span></text:p>
      <text:p text:style-name="P52"><text:span text:style-name="T80">Para a realização desse projeto utilizamos como base a norma de Qualidade de Software ISO 9126, e para realização do manual<text:s text:c="2"/>do usuário utilizamos a norma ISO/IEC 12119.</text:span></text:p>
      <text:p text:style-name="P52"><text:span text:style-name="T80">ISO 9126 - Ela estabelece uma norma para a qualidade de produto de software, definindo um conjunto de parâmetros com o objetivo de padronizar a avaliação de qualidade de Software, tendo como características principais: Funcionalidade, confiabilidade, usabilidade eficiência, manutenibilidade e portabilidade.</text:span></text:p>
      <text:p text:style-name="P52"><text:span text:style-name="T81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>
            <text:p text:style-name="P54"><text:span text:style-name="T82">Característica de Qualidade</text:span><text:span text:style-name="T83"/></text:p>
          </table:table-cell>
          <table:table-cell table:style-name="TableCell040001">
            <text:p text:style-name="P54"><text:span text:style-name="T84">Sub característica de Qualidade</text:span><text:span text:style-name="T85"/></text:p>
          </table:table-cell>
          <table:table-cell table:style-name="TableCell040002">
            <text:p text:style-name="P54"><text:span text:style-name="T86">Definição</text:span><text:span text:style-name="T87"/></text:p>
          </table:table-cell>
          <table:table-cell table:style-name="TableCell040003">
            <text:p text:style-name="P54"><text:span text:style-name="T87"/></text:p>
          </table:table-cell>
        </table:table-row>
        <table:table-row table:style-name="TableRow0401">
          <table:table-cell table:style-name="TableCell040100">
            <text:p text:style-name="P57"><text:span text:style-name="T88">Funcionalidade</text:span><text:span text:style-name="T89"/></text:p>
          </table:table-cell>
          <table:table-cell table:style-name="TableCell040101">
            <text:p text:style-name="P58"><text:span text:style-name="T89"/></text:p>
          </table:table-cell>
          <table:table-cell table:style-name="TableCell040102">
            <text:p text:style-name="P58"><text:span text:style-name="T90">Conjunto de atributos que evidenciam a existência de um conjunto de funções e suas propriedades especificadas</text:span><text:span text:style-name="T91"/></text:p>
          </table:table-cell>
          <table:table-cell table:style-name="TableCell040103">
            <text:p text:style-name="P59"><text:span text:style-name="T91"/></text:p>
          </table:table-cell>
        </table:table-row>
        <table:table-row table:style-name="TableRow0402">
          <table:table-cell table:style-name="TableCell040200">
            <text:p text:style-name="P61"><text:span text:style-name="T91"/></text:p>
          </table:table-cell>
          <table:table-cell table:style-name="TableCell040201">
            <text:p text:style-name="P61"><text:span text:style-name="T92">Adequação</text:span><text:span text:style-name="T93"/></text:p>
          </table:table-cell>
          <table:table-cell table:style-name="TableCell040202">
            <text:p text:style-name="P62"><text:span text:style-name="T94">...<text:s/></text:span><text:span text:style-name="T95"/></text:p>
          </table:table-cell>
          <table:table-cell table:style-name="TableCell040203">
            <text:p text:style-name="P63"><text:span text:style-name="T95"/></text:p>
          </table:table-cell>
        </table:table-row>
        <table:table-row table:style-name="TableRow0403">
          <table:table-cell table:style-name="TableCell040300">
            <text:p text:style-name="P65"><text:span text:style-name="T95"/></text:p>
          </table:table-cell>
          <table:table-cell table:style-name="TableCell040301">
            <text:p text:style-name="P65"><text:span text:style-name="T96">Acurácia</text:span><text:span text:style-name="T97"/></text:p>
          </table:table-cell>
          <table:table-cell table:style-name="TableCell040302">
            <text:p text:style-name="P66"><text:span text:style-name="T98">...<text:s/></text:span><text:span text:style-name="T99"/></text:p>
          </table:table-cell>
          <table:table-cell table:style-name="TableCell040303">
            <text:p text:style-name="P67"><text:span text:style-name="T99"/></text:p>
          </table:table-cell>
        </table:table-row>
        <table:table-row table:style-name="TableRow0404">
          <table:table-cell table:style-name="TableCell040400">
            <text:p text:style-name="P69"><text:span text:style-name="T99"/></text:p>
          </table:table-cell>
          <table:table-cell table:style-name="TableCell040401">
            <text:p text:style-name="P69"><text:span text:style-name="T100">Interoperabilidade</text:span><text:span text:style-name="T101"/></text:p>
          </table:table-cell>
          <table:table-cell table:style-name="TableCell040402">
            <text:p text:style-name="P70"><text:span text:style-name="T102">...<text:s/></text:span><text:span text:style-name="T103"/></text:p>
          </table:table-cell>
          <table:table-cell table:style-name="TableCell040403">
            <text:p text:style-name="P71"><text:span text:style-name="T103"/></text:p>
          </table:table-cell>
        </table:table-row>
        <table:table-row table:style-name="TableRow0405">
          <table:table-cell table:style-name="TableCell040500">
            <text:p text:style-name="P73"><text:span text:style-name="T103"/></text:p>
          </table:table-cell>
          <table:table-cell table:style-name="TableCell040501">
            <text:p text:style-name="P73"><text:span text:style-name="T104">Conformidade</text:span><text:span text:style-name="T105"/></text:p>
          </table:table-cell>
          <table:table-cell table:style-name="TableCell040502">
            <text:p text:style-name="P74"><text:span text:style-name="T106">...<text:s/></text:span><text:span text:style-name="T107"/></text:p>
          </table:table-cell>
          <table:table-cell table:style-name="TableCell040503">
            <text:p text:style-name="P75"><text:span text:style-name="T107"/></text:p>
          </table:table-cell>
        </table:table-row>
        <table:table-row table:style-name="TableRow0406">
          <table:table-cell table:style-name="TableCell040600">
            <text:p text:style-name="P77"><text:span text:style-name="T107"/></text:p>
          </table:table-cell>
          <table:table-cell table:style-name="TableCell040601">
            <text:p text:style-name="P77"><text:span text:style-name="T108">Segurança de acesso</text:span><text:span text:style-name="T109"/></text:p>
          </table:table-cell>
          <table:table-cell table:style-name="TableCell040602">
            <text:p text:style-name="P78"><text:span text:style-name="T110">...<text:s/></text:span><text:span text:style-name="T111"/></text:p>
          </table:table-cell>
          <table:table-cell table:style-name="TableCell040603">
            <text:p text:style-name="P79"><text:span text:style-name="T111"/></text:p>
          </table:table-cell>
        </table:table-row>
      </table:table>
      <text:p text:style-name="P81"><text:span text:style-name="T111"/></text:p>
      <text:p text:style-name="P81"><text:span text:style-name="T111"/></text:p>
      <text:p text:style-name="P82"><text:span text:style-name="T111"/></text:p>
      <text:p text:style-name="P82"><text:span text:style-name="T111"/></text:p>
      <text:p text:style-name="P82"><text:span text:style-name="T112">3. Estratégia da gestão de qualidade</text:span></text:p>
      <text:p text:style-name="P82"><text:span text:style-name="T112">Qual será a estratégia a ser utilizada. Ainda estudaremos essa parte.</text:span></text:p>
      <text:p text:style-name="P82"><text:span text:style-name="T113"/></text:p>
      <text:p text:style-name="P82"><text:span text:style-name="T114">4. Documentação do projeto</text:span></text:p>
      <text:p text:style-name="P82"><text:span text:style-name="T114">Será algo constante, durante o desenvolvimento.</text:span></text:p>
      <text:p text:style-name="P82"><text:span text:style-name="T115"/></text:p>
      <text:p text:style-name="P82"><text:span text:style-name="T116">5. Objetivos</text:span></text:p>
      <text:p text:style-name="P82"><text:span text:style-name="T116">- Objetivos de cada fase</text:span></text:p>
      <text:p text:style-name="P82"><text:span text:style-name="T117"/></text:p>
      <text:p text:style-name="P82"><text:span text:style-name="T118">6. Referencial teórico</text:span></text:p>
      <text:p text:style-name="P82"><text:span text:style-name="T118">- PRESSMAN, Roger S. Engenharia de software - Makron Books,1995.</text:span></text:p>
      <text:p text:style-name="P82"><text:span text:style-name="T119"/></text:p>
      <text:p text:style-name="P82"><text:span text:style-name="T119"/></text:p>
      <text:p text:style-name="P82"><text:span text:style-name="T119"/></text:p>
      <text:p text:style-name="P82"><text:span text:style-name="T1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